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12cm" svg:stroke-color="#111111" draw:marker-start-width="0.517cm" draw:marker-end-width="0.517cm" draw:fill-color="#ffffff" draw:textarea-horizontal-align="justify" draw:textarea-vertical-align="middle" draw:auto-grow-height="false" fo:min-height="13.216cm" fo:min-width="2.466cm" fo:padding-top="0.23cm" fo:padding-bottom="0.23cm" fo:padding-left="0.355cm" fo:padding-right="0.3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cm" fo:min-width="0cm"/>
      <style:paragraph-properties style:writing-mode="lr-tb"/>
    </style:style>
    <style:style style:name="gr3" style:family="graphic" style:parent-style-name="standard">
      <style:graphic-properties svg:stroke-color="#000000" draw:fill="solid" draw:fill-color="#ffb66c" draw:textarea-horizontal-align="justify" draw:textarea-vertical-align="middle" draw:auto-grow-height="false" fo:min-height="2.25cm" fo:min-width="2.5cm"/>
      <style:paragraph-properties style:writing-mode="lr-tb"/>
    </style:style>
    <style:style style:name="gr4" style:family="graphic" style:parent-style-name="standard">
      <style:graphic-properties svg:stroke-color="#000000" draw:fill-color="#808080" draw:textarea-horizontal-align="justify" draw:textarea-vertical-align="middle" draw:auto-grow-height="false" fo:min-height="3.25cm" fo:min-width="2.5cm"/>
      <style:paragraph-properties style:writing-mode="lr-tb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2.75cm" fo:min-width="2.5cm"/>
      <style:paragraph-properties style:writing-mode="lr-tb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1.85cm" fo:min-width="2.5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2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3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9cm"/>
      <style:paragraph-properties style:writing-mode="lr-tb"/>
    </style:style>
    <style:style style:name="gr11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5" style:family="graphic" style:parent-style-name="objectwithoutfill">
      <style:graphic-properties draw:stroke="dash" draw:stroke-dash="Dot" svg:stroke-width="0.212cm" draw:marker-start-width="0.518cm" draw:marker-end-width="0.518cm" svg:stroke-linecap="butt" draw:fill="none" draw:textarea-vertical-align="middle" fo:padding-top="0.231cm" fo:padding-bottom="0.231cm" fo:padding-left="0.356cm" fo:padding-right="0.356cm"/>
    </style:style>
    <style:style style:name="gr16" style:family="graphic" style:parent-style-name="standard" style:list-style-name="L1">
      <style:graphic-properties svg:stroke-color="#000000" svg:stroke-opacity="80%" draw:stroke-linejoin="round" draw:fill-color="#dddddd" draw:opacity="80%" draw:textarea-horizontal-align="justify" draw:textarea-vertical-align="middle" draw:auto-grow-height="false" fo:min-height="2.91cm" fo:min-width="4.66cm"/>
      <style:paragraph-properties style:writing-mode="lr-tb"/>
    </style:style>
    <style:style style:name="gr17" style:family="graphic" style:parent-style-name="objectwithoutfill">
      <style:graphic-properties draw:stroke="dash" draw:stroke-dash="Long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b66c"/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-color="#808080"/>
      <style:paragraph-properties fo:text-align="center"/>
      <style:text-properties fo:font-size="11pt" style:font-size-asian="11pt" style:font-size-complex="11pt"/>
    </style:style>
    <style:style style:name="P8" style:family="paragraph">
      <style:paragraph-properties fo:text-align="center"/>
      <style:text-properties fo:font-size="9pt" style:font-size-asian="9pt" style:font-size-complex="9pt"/>
    </style:style>
    <style:style style:name="P9" style:family="paragraph">
      <loext:graphic-properties draw:fill-color="#b2b2b2"/>
      <style:paragraph-properties fo:text-align="center"/>
      <style:text-properties fo:font-size="9pt" style:font-size-asian="9pt" style:font-size-complex="9pt"/>
    </style:style>
    <style:style style:name="P10" style:family="paragraph">
      <loext:graphic-properties draw:fill-color="#dddddd"/>
      <style:paragraph-properties fo:text-align="center"/>
      <style:text-properties fo:font-size="9pt" style:font-size-asian="9pt" style:font-size-complex="9pt"/>
    </style:style>
    <style:style style:name="P11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2pt" fo:background-color="transparent" style:font-size-asian="12pt" style:font-size-complex="12pt"/>
    </style:style>
    <style:style style:name="P19" style:family="paragraph">
      <loext:graphic-properties draw:fill="none" draw:fill-color="#ffffff"/>
      <style:paragraph-properties fo:text-align="center"/>
      <style:text-properties fo:font-size="12pt" fo:background-color="transparen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color="#333333" loext:opacity="100%"/>
    </style:style>
    <style:style style:name="P21" style:family="paragraph">
      <loext:graphic-properties draw:fill-color="#dddddd" draw:opacity="80%"/>
      <style:paragraph-properties fo:margin-left="0cm" fo:margin-right="0cm" fo:margin-top="0cm" fo:margin-bottom="0cm" fo:line-height="100%" fo:text-align="center" fo:text-indent="0cm"/>
      <style:text-properties fo:color="#333333" loext:opacity="100%" fo:background-color="#333333"/>
    </style:style>
    <style:style style:name="P22" style:family="paragraph">
      <loext:graphic-properties draw:fill-color="#ffffff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fo:background-color="transparent" style:font-size-asian="12pt" style:font-size-complex="12pt"/>
    </style:style>
    <style:style style:name="T7" style:family="text">
      <style:text-properties fo:color="#333333" loext:opacity="100%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8" style:family="text">
      <style:text-properties fo:color="#333333" loext:opacity="100%"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3cm" svg:height="13.5cm" svg:x="7.5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37cm" svg:height="1.427cm" svg:x="7.663cm" svg:y="0cm">
          <draw:text-box>
            <text:p text:style-name="P2"><text:span text:style-name="T1">Variance observée</text:span></text:p>
          </draw:text-box>
        </draw:frame>
        <draw:custom-shape draw:style-name="gr3" draw:text-style-name="P5" draw:layer="layout" svg:width="3cm" svg:height="2.5cm" svg:x="7.5cm" svg:y="1.5cm">
          <text:p text:style-name="P4"><text:span text:style-name="T2">Effets fixes </text:span><text:span text:style-name="T3">(SST, pH, coral, ...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cm" svg:height="3.5cm" svg:x="7.5cm" svg:y="4cm">
          <text:p text:style-name="P6"><text:span text:style-name="T2">Random Pays</text:span></text:p>
          <text:p text:style-name="P6"><text:span text:style-name="T3">(différentes cultures, explotiation de la mer, histoire du pays, lieu sur la planète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cm" svg:height="3cm" svg:x="7.5cm" svg:y="7.5cm">
          <text:p text:style-name="P8"><text:span text:style-name="T2">Random récifs</text:span><text:span text:style-name="T3"> (site d’échantillonnage : histoire du site, hasard/hétérogénéité biologique du site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cm" svg:height="2.1cm" svg:x="7.5cm" svg:y="10.4cm">
          <text:p text:style-name="P4"><text:span text:style-name="T2">Random echantillon</text:span><text:span text:style-name="T3"> (co-occurrence, trade-offs inhérents)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3cm" svg:height="2.5cm" svg:x="7.5cm" svg:y="12.5cm">
          <text:p text:style-name="P4"><text:span text:style-name="T2">hasard/hétérogénéité biologiqu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0.5cm" svg:x="11cm" svg:y="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1cm" svg:height="0.5cm" svg:x="11cm" svg:y="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1cm" svg:height="0.5cm" svg:x="11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3" draw:layer="layout" svg:width="8.27cm" svg:height="1.547cm" svg:x="12.23cm" svg:y="2.488cm">
          <draw:text-box>
            <text:p text:style-name="P12"><text:span text:style-name="T4">Direct correlates (effets </text:span><text:span text:style-name="T4">mécanistiques et causaux)</text:span></text:p>
          </draw:text-box>
        </draw:frame>
        <draw:frame draw:style-name="gr10" draw:text-style-name="P13" draw:layer="layout" svg:width="8.5cm" svg:height="3.009cm" svg:x="12.1cm" svg:y="4.991cm">
          <draw:text-box>
            <text:p text:style-name="P12"><text:span text:style-name="T4">Réponses aux effets fixes différentes en fonction de </text:span><text:span text:style-name="T4">la localisation globale (ex : pas nécessairement le </text:span><text:span text:style-name="T4">même effet de la température en fonction de si on </text:span><text:span text:style-name="T4">est en Indonésie ou aux canaries, ...)</text:span></text:p>
          </draw:text-box>
        </draw:frame>
        <draw:frame draw:style-name="gr9" draw:text-style-name="P13" draw:layer="layout" svg:width="8.27cm" svg:height="1.547cm" svg:x="12.094cm" svg:y="8.24cm">
          <draw:text-box>
            <text:p text:style-name="P12"><text:span text:style-name="T4">Un site = un </text:span><text:span text:style-name="T4">point gps. </text:span><text:span text:style-name="T4">Représente </text:span><text:span text:style-name="T4">les </text:span><text:span text:style-name="T4">spécificités </text:span><text:span text:style-name="T4">ecologiques </text:span><text:span text:style-name="T4">ou </text:span><text:span text:style-name="T4">historiques </text:span><text:span text:style-name="T4">d’un récif, </text:span><text:span text:style-name="T4">niveau de </text:span><text:span text:style-name="T4">compliance </text:span><text:span text:style-name="T4">à une </text:span><text:span text:style-name="T4">réserve</text:span></text:p>
          </draw:text-box>
        </draw:frame>
        <draw:custom-shape draw:style-name="gr8" draw:text-style-name="P4" draw:layer="layout" svg:width="1cm" svg:height="0.5cm" svg:x="11.001cm" svg:y="13.3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3" draw:layer="layout" svg:width="8.27cm" svg:height="1.547cm" svg:x="12cm" svg:y="13.053cm">
          <draw:text-box>
            <text:p text:style-name="P12"><text:span text:style-name="T4">Varianc</text:span><text:span text:style-name="T4">e </text:span><text:span text:style-name="T4">inexpliq</text:span><text:span text:style-name="T4">uée, </text:span><text:span text:style-name="T4">bruit </text:span><text:span text:style-name="T4">proven</text:span><text:span text:style-name="T4">ant le </text:span><text:span text:style-name="T4">l’échan</text:span><text:span text:style-name="T4">tillonna</text:span><text:span text:style-name="T4">ge de </text:span><text:span text:style-name="T4">proces</text:span><text:span text:style-name="T4">sus </text:span><text:span text:style-name="T4">biologiq</text:span><text:span text:style-name="T4">ues, </text:span><text:span text:style-name="T4">conditi</text:span><text:span text:style-name="T4">ons de </text:span><text:span text:style-name="T4">plongé</text:span><text:span text:style-name="T4">es, </text:span><text:span text:style-name="T4">plonge</text:span><text:span text:style-name="T4">urs, ...</text:span></text:p>
          </draw:text-box>
        </draw:frame>
        <draw:custom-shape draw:style-name="gr8" draw:text-style-name="P4" draw:layer="layout" svg:width="1cm" svg:height="0.5cm" svg:x="11.001cm" svg:y="11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3" draw:layer="layout" svg:width="8.27cm" svg:height="2.615cm" svg:x="12.094cm" svg:y="10.279cm">
          <draw:text-box>
            <text:p text:style-name="P12"><text:span text:style-name="T4">A l’échelle d’un </text:span><text:span text:style-name="T4">échantillon/d’un</text:span><text:span text:style-name="T4">e observation </text:span><text:span text:style-name="T4">certaines </text:span><text:span text:style-name="T4">contributions </text:span><text:span text:style-name="T4">peuvent être </text:span><text:span text:style-name="T4">toujours liées </text:span><text:span text:style-name="T4">ou opposées. </text:span><text:span text:style-name="T4">Effets </text:span><text:span text:style-name="T4">provenant de </text:span><text:span text:style-name="T4">d’intéractions </text:span><text:span text:style-name="T4">inhérentes, ou </text:span><text:span text:style-name="T4">de réponses </text:span><text:span text:style-name="T4">équivalentes à </text:span><text:span text:style-name="T4">une effets fixes </text:span><text:span text:style-name="T4">non pris en </text:span><text:span text:style-name="T4">compte (ex : </text:span><text:span text:style-name="T4">complexité </text:span><text:span text:style-name="T4">habitat, ...).</text:span></text:p>
          </draw:text-box>
        </draw:frame>
        <draw:line draw:style-name="gr11" draw:text-style-name="P14" draw:layer="layout" svg:x1="6.148cm" svg:y1="1.5cm" svg:x2="6.148cm" svg:y2="6.5cm">
          <text:p/>
        </draw:line>
        <draw:line draw:style-name="gr11" draw:text-style-name="P14" draw:layer="layout" svg:x1="4.148cm" svg:y1="1.5cm" svg:x2="4.148cm" svg:y2="8.4cm">
          <text:p/>
        </draw:line>
        <draw:line draw:style-name="gr11" draw:text-style-name="P14" draw:layer="layout" svg:x1="1.848cm" svg:y1="1.5cm" svg:x2="1.848cm" svg:y2="11.5cm">
          <text:p/>
        </draw:line>
        <draw:frame draw:style-name="gr12" draw:text-style-name="P16" draw:layer="layout" svg:width="6cm" svg:height="0.806cm" draw:transform="rotate (1.5707963267949) translate (5.106cm 7.359cm)">
          <draw:text-box>
            <text:p text:style-name="P15"><text:span text:style-name="T5">(1 | country)</text:span></text:p>
          </draw:text-box>
        </draw:frame>
        <draw:frame draw:style-name="gr12" draw:text-style-name="P16" draw:layer="layout" svg:width="6cm" svg:height="0.806cm" draw:transform="rotate (1.5707963267949) translate (3.206cm 8.059cm)">
          <draw:text-box>
            <text:p text:style-name="P15"><text:span text:style-name="T5">(</text:span><text:span text:style-name="T5">1 </text:span><text:span text:style-name="T5">| </text:span><text:span text:style-name="T5">si</text:span><text:span text:style-name="T5">t</text:span><text:span text:style-name="T5">e </text:span><text:span text:style-name="T5">/ </text:span><text:span text:style-name="T5">c</text:span><text:span text:style-name="T5">o</text:span><text:span text:style-name="T5">u</text:span><text:span text:style-name="T5">n</text:span><text:span text:style-name="T5">tr</text:span><text:span text:style-name="T5">y</text:span><text:span text:style-name="T5">)</text:span></text:p>
          </draw:text-box>
        </draw:frame>
        <draw:frame draw:style-name="gr13" draw:text-style-name="P17" draw:layer="layout" svg:width="6.959cm" svg:height="1.361cm" draw:transform="rotate (1.5707963267949) translate (1.006cm 10.059cm)">
          <draw:text-box>
            <text:p text:style-name="P15"><text:span text:style-name="T5">(1 | sample / site / country)</text:span></text:p>
          </draw:text-box>
        </draw:frame>
        <draw:frame draw:style-name="gr14" draw:text-style-name="P19" draw:layer="layout" svg:width="2.5cm" svg:height="0.806cm" draw:transform="rotate (1.5707963267949) translate (3.306cm 10.6cm)">
          <draw:text-box>
            <text:p text:style-name="P18"><text:span text:style-name="T6">Shrink ?</text:span></text:p>
          </draw:text-box>
        </draw:frame>
        <draw:frame draw:style-name="gr12" draw:text-style-name="P16" draw:layer="layout" svg:width="6cm" svg:height="0.806cm" draw:transform="rotate (1.5707963267949) translate (5.106cm 7.359cm)">
          <draw:text-box>
            <text:p text:style-name="P15"><text:span text:style-name="T5">(1 | </text:span><text:span text:style-name="T5">coun</text:span><text:span text:style-name="T5">try)</text:span></text:p>
          </draw:text-box>
        </draw:frame>
        <draw:frame draw:style-name="gr12" draw:text-style-name="P16" draw:layer="layout" svg:width="6cm" svg:height="0.806cm" draw:transform="rotate (1.5707963267949) translate (5.106cm 7.359cm)">
          <draw:text-box>
            <text:p text:style-name="P15"><text:span text:style-name="T5">(</text:span><text:span text:style-name="T5">1 </text:span><text:span text:style-name="T5">| </text:span><text:span text:style-name="T5">c</text:span><text:span text:style-name="T5">o</text:span><text:span text:style-name="T5">u</text:span><text:span text:style-name="T5">n</text:span><text:span text:style-name="T5">tr</text:span><text:span text:style-name="T5">y</text:span><text:span text:style-name="T5">)</text:span></text:p>
          </draw:text-box>
        </draw:frame>
        <draw:line draw:style-name="gr15" draw:text-style-name="P14" draw:layer="layout" svg:x1="4.148cm" svg:y1="8.5cm" svg:x2="4.148cm" svg:y2="10.4cm">
          <text:p/>
        </draw:line>
        <draw:line draw:style-name="gr15" draw:text-style-name="P14" draw:layer="layout" svg:x1="1.848cm" svg:y1="11.5cm" svg:x2="1.848cm" svg:y2="15.1cm">
          <text:p/>
        </draw:line>
        <draw:frame draw:style-name="gr14" draw:text-style-name="P19" draw:layer="layout" svg:width="2.5cm" svg:height="0.806cm" draw:transform="rotate (1.5707963267949) translate (1.006cm 14.7cm)">
          <draw:text-box>
            <text:p text:style-name="P18"><text:span text:style-name="T6">S</text:span><text:span text:style-name="T6">hr</text:span><text:span text:style-name="T6">in</text:span><text:span text:style-name="T6">k </text:span><text:span text:style-name="T6">?</text:span></text:p>
          </draw:text-box>
        </draw:frame>
        <draw:custom-shape draw:style-name="gr16" draw:text-style-name="P21" draw:layer="layout" svg:width="5.5cm" svg:height="3.5cm" svg:x="22cm" svg:y="11.68cm">
          <text:p text:style-name="P20"><text:span text:style-name="T7">Shrink parameters</text:span><text:span text:style-name="T8">: change </text:span><text:span text:style-name="T8">the strength of the signal </text:span><text:span text:style-name="T8">required by the random factors. </text:span><text:span text:style-name="T8">If shrink is very high the model </text:span><text:span text:style-name="T8">will act as if it has no random </text:span><text:span text:style-name="T8">factors, if you set these very </text:span><text:span text:style-name="T8">low (e.g. 3) the model will </text:span><text:span text:style-name="T8">overfit as it captures more </text:span><text:span text:style-name="T8">noise. (default value = 50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88.174807197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4" draw:layer="layout" svg:x1="6.148cm" svg:y1="5.6cm" svg:x2="6.148cm" svg:y2="7.5cm">
          <text:p/>
        </draw:line>
        <draw:line draw:style-name="gr17" draw:text-style-name="P14" draw:layer="layout" svg:x1="7.5cm" svg:y1="12.5cm" svg:x2="10.5cm" svg:y2="12.5cm">
          <text:p/>
        </draw:lin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7T10:42:55.566197232</meta:creation-date>
    <dc:date>2024-09-30T17:10:55.492119547</dc:date>
    <meta:editing-duration>P3DT1H56M18S</meta:editing-duration>
    <meta:editing-cycles>7</meta:editing-cycles>
    <meta:generator>LibreOffice/7.3.7.2$Linux_X86_64 LibreOffice_project/30$Build-2</meta:generator>
    <meta:document-statistic meta:object-count="55"/>
  </office:meta>
</office:document-meta>
</file>